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2D8C52311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5in" svg:height="4.652in" draw:z-index="0"><draw:image xlink:href="Pictures/1000000000000556000002D8C52311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3</meta:editing-cycles>
    <meta:generator>OpenOffice/4.1.2$Win32 OpenOffice.org_project/412m3$Build-9782</meta:generator>
    <dc:date>2018-04-28T17:43:10.56</dc:date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